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000" officeooo:paragraph-rsid="00071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 de fondo: #E9E9EF</text:p>
      <text:p text:style-name="P1">Color de fuentes: #1F363D</text:p>
      <text:p text:style-name="P1">Color claro botones: #90CAF9</text:p>
      <text:p text:style-name="P1">Color oscuro botones: #5D99C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3:37:31.570697857</meta:creation-date>
    <dc:date>2018-11-01T13:49:00.438841654</dc:date>
    <meta:editing-duration>PT58S</meta:editing-duration>
    <meta:editing-cycles>1</meta:editing-cycles>
    <meta:document-statistic meta:table-count="0" meta:image-count="0" meta:object-count="0" meta:page-count="1" meta:paragraph-count="4" meta:word-count="16" meta:character-count="105" meta:non-whitespace-character-count="93"/>
    <meta:generator>LibreOffice/6.0.3.2$Linux_X86_64 LibreOffice_project/00m0$Build-2</meta:generator>
  </office:meta>
</office:document-meta>
</file>